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automatic-styles>
    <style:style style:name="P1" style:family="paragraph" style:parent-style-name="Text_20_body">
      <style:paragraph-properties fo:margin-top="0cm" fo:margin-bottom="0.28cm" style:contextual-spacing="false" fo:text-align="center" style:justify-single-word="false"/>
      <style:text-properties style:font-name="Times New Roman2" fo:font-size="11pt" style:font-size-asian="11pt" style:font-size-complex="11pt"/>
    </style:style>
    <style:style style:name="P2" style:family="paragraph" style:parent-style-name="Text_20_body">
      <style:paragraph-properties fo:margin-top="0cm" fo:margin-bottom="0.28cm" style:contextual-spacing="false" fo:text-align="center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Text_20_body">
      <style:paragraph-properties fo:margin-left="3.75cm" fo:margin-right="0cm" fo:text-align="justify" style:justify-single-word="false" fo:text-indent="0cm" style:auto-text-indent="false"/>
      <style:text-properties style:font-name="Times New Roman" fo:font-size="11pt" fo:font-style="italic" fo:font-weight="normal"/>
    </style:style>
    <style:style style:name="P4" style:family="paragraph" style:parent-style-name="Text_20_body">
      <style:paragraph-properties fo:margin-top="0cm" fo:margin-bottom="0.28cm" style:contextual-spacing="false" fo:text-align="center" style:justify-single-word="false"/>
      <style:text-properties fo:font-variant="normal" fo:text-transform="none" style:font-name="Times New Roman1" fo:font-size="10.5pt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6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7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8" style:family="paragraph" style:parent-style-name="Text_20_body">
      <style:paragraph-properties fo:margin-left="0cm" fo:margin-right="0cm" fo:line-height="115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11" style:family="paragraph" style:parent-style-name="Text_20_body">
      <style:paragraph-properties fo:margin-top="0cm" fo:margin-bottom="0.28cm" style:contextual-spacing="false" fo:text-align="center" style:justify-single-word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2" style:family="paragraph" style:parent-style-name="Text_20_body">
      <style:paragraph-properties fo:margin-top="0cm" fo:margin-bottom="0.28cm" style:contextual-spacing="false" fo:text-align="justify" style:justify-single-word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13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15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1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17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/>
    </style:style>
    <style:style style:name="P18" style:family="paragraph" style:parent-style-name="Text_20_body">
      <style:paragraph-properties fo:margin-left="3.757cm" fo:margin-right="0cm" fo:text-align="justify" style:justify-single-word="false" fo:text-indent="0cm" style:auto-text-indent="false"/>
      <style:text-properties style:font-name="Times New Roman1" fo:font-size="11pt" fo:font-style="italic" fo:font-weight="normal"/>
    </style:style>
    <style:style style:name="P19" style:family="paragraph" style:parent-style-name="Text_20_body">
      <style:paragraph-properties fo:margin-top="0cm" fo:margin-bottom="0.291cm" style:contextual-spacing="false" fo:line-height="108%" fo:text-align="center" style:justify-single-word="false"/>
      <style:text-properties style:font-name="Times New Roman1" fo:font-size="11pt"/>
    </style:style>
    <style:style style:name="P20" style:family="paragraph" style:parent-style-name="Text_20_body">
      <style:paragraph-properties fo:line-height="115%" fo:text-align="center" style:justify-single-word="false"/>
      <style:text-properties style:font-name="Times New Roman1" fo:font-size="10.5pt"/>
    </style:style>
    <style:style style:name="P21" style:family="paragraph" style:parent-style-name="Text_20_body">
      <style:paragraph-properties fo:margin-top="0cm" fo:margin-bottom="0.28cm" style:contextual-spacing="false" fo:text-align="justify" style:justify-single-word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T1" style:family="text">
      <style:text-properties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tab/>Trata-se de processo de execução penal em desfavor do apenado acima nominado, em que o Ministério Público apresentou impugnação aos cálculos da progressão de regime, requerendo a retificação da guia de execução criminal.</text:p>
      <text:p text:style-name="P8">Argumentou que, tendo o apenado sido preso preventivamente, depois solto por alvará de soltura e, por fim, preso definitivamente, a data base correta para fins de cálculo da progressão de regime seria a data da última prisão, e não a da primeira prisão.</text:p>
      <text:p text:style-name="P8">É o relatório. Decido.</text:p>
      <text:p text:style-name="P8">Sem razão o Ministério Público.</text:p>
      <text:p text:style-name="P8">Isso porque a data base para fins de progressão é, como regra, a data da primeira prisão do apenado, exceto quando houver o cometimento de falta grave homologada em juízo ou progressão de regime.</text:p>
      <text:p text:style-name="P8">No presente caso não houve interrupção do cumprimento da pena por fuga ou falta grave.</text:p>
      <text:p text:style-name="P8">Em verdade, o apenado cumpriu parte de sua pena, provisoriamente, saindo por alvará de soltura, sem que tenha cometido falta grave ou tenha sido condenado por novo crime, não havendo sentido prejudicá-lo, alterando sua data base somente pelo fato de o mesmo ter sido posto em liberdade, por ordem judicial, e ter sido preso novamente depois para o cumprimento da pena definitiva. </text:p>
      <text:p text:style-name="P10">Defender que o réu que esteve preso preventivamente, e que foi solto por alvará de soltura durante a ação penal, não poderá valer-se desse tempo no cálculo da fração para a progressão de regime, significa dirigir-lhe tratamento mais gravoso do que aquele deferido ao réu que esteve preso provisoriamente durante todo o período. É tratar de forma mais gravosa, sem justa causa, aquele que obteve do Estado-juiz decisão de liberdade provisória. </text:p>
      <text:p text:style-name="P10">Ademais, o art. 42 do CP apenas determina que seja computado na pena do condenado o tempo de prisão provisória, não havendo determinação para que se detraia primeiro esse período para somente depois se calcular a fração da progressão.</text:p>
      <text:p text:style-name="P8">Em suma, o tempo de prisão provisória é tempo de pena cumprida para todos os fins e a alteração da data base somente se dá nos dois casos citados – falta grave ou progressão de regime, hipóteses que não se deram no presente caso.</text:p>
      <text:p text:style-name="P10">Há decisão no âmbito do STJ entendendo que, no presente caso, a data base deve ser a da primeira prisão, tratando-se de apenas uma condenação.</text:p>
      <text:p text:style-name="P10">Vejamos:</text:p>
      <text:p text:style-name="P18">Ementa: RECURSO ORDINÁRIO EM HABEAS CORPUS. EXECUÇÃO PENAL. MARCO TEMPORAL PARA OBTENÇÃO DE BENEFÍCIOS. EXECUÇÃO POR CONDENAÇÃO EM ÚNICO CRIME. AUSÊNCIA DE IDENTIDADE ENTRE O CASO PRESENTE E AS HIPÓTESES NAS QUAIS SE CONSIDERA A DATA DO TRÂNSITO EM JULGADO DA ÚLTIMA CONDENAÇÃO COMO DATA-BASE PARA A CONCESSÃO DE NOVOS BENEFÍCIOS. DISTINÇÃO. CONSIDERAÇÃO DA DATA DA PRISÃO PREVENTIVA COMO TERMO INICIAL, DESDE QUE INEXISTA O COMETIMENTO DE FALTA GRAVE. EXISTÊNCIA DE TERATOLOGIA, ABUSO DE PODER OU FLAGRANTE ILEGALIDADE. RECURSO PROVIDO. 1. A custódia cautelar necessariamente deve ser computada para fins de obtenção de progressão de regime e demais benefícios da execução, <text:soft-page-break/>desde que não ocorra condenação posterior apta a configurar falta grave, não se limitando, de toda sorte, o período de prisão provisória à detração. 2. A Súmula nº 716 do STF prevê a possibilidade de se computar o tempo da custódia provisória para fins de progressão de regime, in verbis: “Admite-se a progressão de regime de cumprimento de pena ou a aplicação imediata de regime menos severo nela determinada, antes do trânsito em julgado da sentença condenatória”. 3. Destarte, partindo-se da premissa de que, diante da execução de uma única condenação, o legislador não impôs qualquer requisito adicional além dos estabelecidos no artigo 112 da Lei de Execução Penal, impende considerar a data da prisão preventiva como marco inicial para obtenção de benefícios em sede de execução penal, desde que não se tenha notícia do cometimento de falta grave pelo reeducando, servindo a sentença condenatória como parâmetro acerca do quantum de pena que deverá ter sido cumprido e não como marco interruptivo para obtenção de benefícios relacionados à progressão de regime. 4. A liberdade suprimida pela custódia cautelar não é restituível, por isso que a jurisprudência do E. STF seguiu a ratio de que “[s]urge o problema da execução. Fico a cada dia mais pasmo quando se fala, no campo penal, em execução provisória. A expressão nos vem do Direito Processual Civil, revelando a execução, na qual, sem caução não se pode chegar a atos que impliquem expropriação, em prejuízo maior para o executado. A espécie sempre pressupõe a possibilidade de retorno ao status quo ante, pelo menos no campo indenizatório. No âmbito criminal, não se devolve liberdade a quem quer que seja. Perde-se a liberdade e isso exsurge definitivo. Não se retroage no tempo para apagar-se o período de custódia ocorrido”, nos termos do voto do Ministro Marco Aurélio no HC nº 72.799. 5. No caso sub examine, diante da execução de uma única condenação, o legislador não impôs qualquer requisito adicional, além dos estabelecidos no artigo 112 da Lei de Execução Penal. Forçoso concluir que a solução juridicamente adequada e que se coaduna com o sistema progressivo de cumprimento de pena previsto na Lei de Execução Penal é a não interrupção, pela sentença condenatória, do lapso temporal para obtenção de benefícios em sede de execução penal de um único crime. 6. Recurso ordinário em habeas corpus provido.<text:line-break/>(RHC 142463, Relator(a): Min. LUIZ FUX, Primeira Turma, julgado em 12/09/2017, PROCESSO ELETRÔNICO DJe-225 DIVULG 02-10-2017 PUBLIC 03-10-2017) </text:p>
      <text:p text:style-name="P8">Ante o exposto, indefiro o pedido de retificação da guia de execução criminal.</text:p>
      <text:p text:style-name="P8">P.R.I. Ciência ao MP.</text:p>
      <text:p text:style-name="P20">Natal, 02 de agosto de 2023.</text:p>
      <text:p text:style-name="P19">Henrique Baltazar Vilar dos Santos</text:p>
      <text:p text:style-name="P19">Juiz de Direito</text:p>
      <text:p text:style-name="P1"/>
      <text:p text:style-name="P1"/>
      <text:p text:style-name="P1"/>
      <text:p text:style-name="P1"/>
      <text:p text:style-name="P1">DECISÃO</text:p>
      <text:p text:style-name="P15"><text:soft-page-break/>Trata-se de processo de execução penal em desfavor do apenado acima nominado, em que o representante do Ministério Público apresentou impugnação aos cálculos da progressão de regime, requerendo a retificação da guia de execução criminal.</text:p>
      <text:p text:style-name="P15">Argumentou que, tendo o apenado sido preso preventivamente, depois solto por alvará de soltura por duas vezes e, por fim, preso definitivamente anos depois, a data base correta para fins de cálculo da progressão de regime seria a data da última prisão, e não a da primeira prisão.</text:p>
      <text:p text:style-name="P16">Intimada, a Defesa pugnou pela manutenção da primeira prisão como data-base.</text:p>
      <text:p text:style-name="P15">É o relatório. Decido.</text:p>
      <text:p text:style-name="P15">Sem razão o representante do Ministério Público.</text:p>
      <text:p text:style-name="P15">Isso porque a data base para fins de progressão é, como regra, a data da primeira prisão do apenado, exceto quando houver o cometimento de falta grave homologada em juízo ou nova condenação, que venha a ensejar unificação de penas.</text:p>
      <text:p text:style-name="P15">No presente caso não houve interrupção do cumprimento da pena por fuga ou falta grave.</text:p>
      <text:p text:style-name="P15">Em verdade, o apenado cumpriu parte de sua pena, provisoriamente, saindo por alvará de soltura, sem que tenha cometido falta grave ou tenha sido condenado por novo crime, não havendo sentido prejudicá-lo, alterando sua data base somente pelo fato de o mesmo ter sido posto em liberdade, por ordem judicial, e ter sido preso novamente depois para o cumprimento da pena definitiva. </text:p>
      <text:p text:style-name="P17">Defender que o réu que esteve preso preventivamente, e que foi solto por alvará de soltura durante a ação penal, não poderá valer-se desse tempo no cálculo da fração para a progressão de regime, significa dirigir-lhe tratamento mais gravoso do que aquele deferido ao réu que esteve preso provisoriamente durante todo o período. É tratar de forma mais gravosa, sem justa causa, aquele que obteve do Estado-juiz decisão de liberdade provisória. </text:p>
      <text:p text:style-name="P17">Ademais, o art. 42 do CP apenas determina que seja computado na pena do condenado o tempo de prisão provisória, não havendo determinação para que se detraia primeiro esse período para somente depois se calcular a fração da progressão.</text:p>
      <text:p text:style-name="P15">Em suma, o tempo de prisão provisória é tempo de pena cumprida para todos os fins e a alteração da data base somente se dá nos dois casos citados – falta grave ou unificação de pena em razão de nova condenação, hipóteses que não se deram no presente caso.</text:p>
      <text:p text:style-name="P17">Há decisão no âmbito do STJ entendendo que, no presente caso, a data base deve ser a da primeira prisão, tratando-se de apenas uma condenação.</text:p>
      <text:p text:style-name="P17">Vejamos:</text:p>
      <text:p text:style-name="P3">Ementa: RECURSO ORDINÁRIO EM HABEAS CORPUS. EXECUÇÃO PENAL. MARCO TEMPORAL PARA OBTENÇÃO DE BENEFÍCIOS. EXECUÇÃO POR CONDENAÇÃO EM ÚNICO CRIME. AUSÊNCIA DE IDENTIDADE ENTRE O CASO PRESENTE E AS HIPÓTESES NAS QUAIS SE CONSIDERA A DATA DO TRÂNSITO EM JULGADO DA ÚLTIMA CONDENAÇÃO COMO DATA-BASE PARA A CONCESSÃO DE NOVOS BENEFÍCIOS. DISTINÇÃO. CONSIDERAÇÃO DA DATA DA PRISÃO PREVENTIVA COMO TERMO INICIAL, DESDE QUE INEXISTA O COMETIMENTO DE FALTA GRAVE. EXISTÊNCIA DE TERATOLOGIA, ABUSO DE PODER OU FLAGRANTE ILEGALIDADE. <text:soft-page-break/>RECURSO PROVIDO. 1. A custódia cautelar necessariamente deve ser computada para fins de obtenção de progressão de regime e demais benefícios da execução, desde que não ocorra condenação posterior apta a configurar falta grave, não se limitando, de toda sorte, o período de prisão provisória à detração. 2. A Súmula nº 716 do STF prevê a possibilidade de se computar o tempo da custódia provisória para fins de progressão de regime, in verbis: “Admite-se a progressão de regime de cumprimento de pena ou a aplicação imediata de regime menos severo nela determinada, antes do trânsito em julgado da sentença condenatória”. 3. Destarte, partindo-se da premissa de que, diante da execução de uma única condenação, o legislador não impôs qualquer requisito adicional além dos estabelecidos no artigo 112 da Lei de Execução Penal, impende considerar a data da prisão preventiva como marco inicial para obtenção de benefícios em sede de execução penal, desde que não se tenha notícia do cometimento de falta grave pelo reeducando, servindo a sentença condenatória como parâmetro acerca do quantum de pena que deverá ter sido cumprido e não como marco interruptivo para obtenção de benefícios relacionados à progressão de regime. 4. A liberdade suprimida pela custódia cautelar não é restituível, por isso que a jurisprudência do E. STF seguiu a ratio de que “[s]urge o problema da execução. Fico a cada dia mais pasmo quando se fala, no campo penal, em execução provisória. A expressão nos vem do Direito Processual Civil, revelando a execução, na qual, sem caução não se pode chegar a atos que impliquem expropriação, em prejuízo maior para o executado. A espécie sempre pressupõe a possibilidade de retorno ao status quo ante, pelo menos no campo indenizatório. No âmbito criminal, não se devolve liberdade a quem quer que seja. Perde-se a liberdade e isso exsurge definitivo. Não se retroage no tempo para apagar-se o período de custódia ocorrido”, nos termos do voto do Ministro Marco Aurélio no HC nº 72.799. 5. No caso sub examine, diante da execução de uma única condenação, o legislador não impôs qualquer requisito adicional, além dos estabelecidos no artigo 112 da Lei de Execução Penal. Forçoso concluir que a solução juridicamente adequada e que se coaduna com o sistema progressivo de cumprimento de pena previsto na Lei de Execução Penal é a não interrupção, pela sentença condenatória, do lapso temporal para obtenção de benefícios em sede de execução penal de um único crime. 6. Recurso ordinário em habeas corpus provido.<text:line-break/>(RHC 142463, Relator(a): Min. LUIZ FUX, Primeira Turma, julgado em 12/09/2017, PROCESSO ELETRÔNICO DJe-225 DIVULG 02-10-2017 PUBLIC 03-10-2017) </text:p>
      <text:p text:style-name="P15">Ante o exposto, indefiro o pedido de retificação da guia de execução criminal e mantenho os cálculos como estão.</text:p>
      <text:p text:style-name="P15">Certifique-se se consta algum outro processo ativo, mandado de prisão ou prisão preventiva decretada face ao apenado, inclusive em segredo de justiça.</text:p>
      <text:p text:style-name="P15">Após, dê-se vista ao MP para que fale da progressão de regime.</text:p>
      <text:p text:style-name="P15">P.R.I. Cumpra-se.</text:p>
      <text:p text:style-name="P2"/>
      <text:p text:style-name="P2"/>
      <text:p text:style-name="P4">Trata-se de execução penal em desfavor do apenado acima nominado, em que o Ministério Público, instado a se manifestar pela progressão de regime, opinou pela retificação da GEP para fazer constar como data-base para o <text:soft-page-break/>cálculo da progressão de regime a data de 09.01.2021, última prisão do apenado, e requereu diligência no sentido de colher informações sobre a data da última liberação do apenado por alvará de soltura (evento 67).</text:p>
      <text:p text:style-name="P5">Intimada, a Defesa concordou com o Ministério Público (evento 71).</text:p>
      <text:p text:style-name="P5">Relatados.</text:p>
      <text:p text:style-name="P5">Com relação a data-base, não assiste razão às partes.</text:p>
      <text:p text:style-name="P6">Isso porque <text:span text:style-name="T1">a data base para fins de progressão é, como regra, a data da primeira prisão do apenado, exceto quando houver o cometimento de falta grave homologada em juízo ou cometimento de novo crime posterior unificado.</text:span></text:p>
      <text:p text:style-name="P7">No presente caso não houve interrupção do cumprimento da pena por fuga ou falta grave.</text:p>
      <text:p text:style-name="P7">Em verdade, o apenado cumpriu parte de sua pena, provisoriamente, saindo por alvará de soltura em ambos os processos criminais, sem que tenha iniciado a execução penal e sem que tenha cometido falta grave, não havendo sentido prejudicá-lo, alterando sua data base somente pelo fato de o mesmo ter sido posto em liberdade, por ordem judicial, e ter sido preso novamente depois para o cumprimento da pena definitiva. </text:p>
      <text:p text:style-name="P9">Defender que o réu que esteve preso preventivamente, e que foi solto por alvará de soltura durante a ação penal, não poderá valer-se desse tempo no cálculo da fração para a progressão de regime, significa dirigir-lhe tratamento mais gravoso do que aquele deferido ao réu que esteve preso provisoriamente durante todo o período. É tratar de forma mais gravosa, sem justa causa, aquele que obteve do Estado-juiz decisão de liberdade provisória. </text:p>
      <text:p text:style-name="P9">Ademais, o art. 42 do CP apenas determina que seja computado na pena do condenado o tempo de prisão provisória, não havendo determinação para que se detraia primeiro esse período para somente depois se calcular a fração da progressão.</text:p>
      <text:p text:style-name="P7">Ante o exposto, indefiro o pedido de alteração da data-base para o cálculo da progressão de regime, e mantenho a prisão pelo último crime, por ser o cálculo mais benéfico ao apenado.</text:p>
      <text:p text:style-name="P5">Quanto a data correta da liberação do apenado, determino que <text:span text:style-name="T1">a certifique em qual data ocorreu a liberação do apenado por alvará de soltura, visto que o MP esse alega ter sido em 16.03.2018 onde consta 22.08.2017. Se necessário, oficie-se.</text:span></text:p>
      <text:p text:style-name="P5"><text:span text:style-name="T1">P.R.I, Vista ao MP para que fale da progressão de regime, alcançada independente da correção da data da última liberação do apenado</text:span>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  <text:p text:style-name="P12"><text:soft-page-break/><text:tab/>Requereu o apenado a retificação da GEP para fazer constar como data-base para o cálculo da progressão de regime a data da primeira prisão, 10.08.2018.</text:p>
      <text:p text:style-name="P13">Instado a se manifestar, o Ministério Público opinou pelo deferimento do pedido.</text:p>
      <text:p text:style-name="P7">É o relatório. Decido.</text:p>
      <text:p text:style-name="P7">O pedido é procedente.</text:p>
      <text:p text:style-name="P7">Isso porque a data base para fins de progressão é, como regra, a data da primeira prisão do apenado, exceto quando houver o cometimento de falta grave homologada em juízo ou cometimento de novo crime posterior unificado.</text:p>
      <text:p text:style-name="P7">No presente caso não houve interrupção do cumprimento da pena por fuga ou falta grave.</text:p>
      <text:p text:style-name="P7">Em verdade, o apenado cumpriu parte de sua pena, provisoriamente, saindo por alvará de soltura, sem que tenha cometido falta grave ou tenha sido condenado por novo crime, não havendo sentido prejudicá-lo, alterando sua data base somente pelo fato de o mesmo ter sido posto em liberdade, por ordem judicial, e ter sido preso novamente depois para o cumprimento da pena definitiva. </text:p>
      <text:p text:style-name="P9">Defender que o réu que esteve preso preventivamente, e que foi solto por alvará de soltura durante a ação penal, não poderá valer-se desse tempo no cálculo da fração para a progressão de regime, significa dirigir-lhe tratamento mais gravoso do que aquele deferido ao réu que esteve preso provisoriamente durante todo o período. É tratar de forma mais gravosa, sem justa causa, aquele que obteve do Estado-juiz decisão de liberdade provisória. </text:p>
      <text:p text:style-name="P9">Ademais, o art. 42 do CP apenas determina que seja computado na pena do condenado o tempo de prisão provisória, não havendo determinação para que se detraia primeiro esse período para somente depois se calcular a fração da progressão.</text:p>
      <text:p text:style-name="P7">Em suma, o tempo de prisão provisória é tempo de pena cumprida para todos os fins e a alteração da data base somente se dá nos dois casos citados – falta grave ou unificação de pena em razão de nova condenação, hipóteses que não se deram no presente caso.</text:p>
      <text:p text:style-name="P7">Ante o exposto, defiro o pedido de retificação da data-base para 10.08.2018.</text:p>
      <text:p text:style-name="P14">Certifiquem-se seus antecedentes criminais e busque-se ACC.</text:p>
      <text:p text:style-name="P7">Após, dê-se vista ao MP para que fale da progressão de regime.</text:p>
      <text:p text:style-name="P7">P.R.I. Cumpra-se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6T14:32:36.582000000</meta:creation-date>
    <dc:date>2023-08-07T14:20:01.364000000</dc:date>
    <meta:editing-duration>PT1H3M7S</meta:editing-duration>
    <meta:editing-cycles>6</meta:editing-cycles>
    <meta:generator>LibreOffice/7.5.3.2$Windows_X86_64 LibreOffice_project/9f56dff12ba03b9acd7730a5a481eea045e468f3</meta:generator>
    <meta:document-statistic meta:table-count="0" meta:image-count="0" meta:object-count="0" meta:page-count="6" meta:paragraph-count="63" meta:word-count="2648" meta:character-count="16223" meta:non-whitespace-character-count="13623"/>
  </office:meta>
</office:document-meta>
</file>